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4" style:parent-style-name="Standard" style:list-style-name="LFO1" style:family="paragraph">
      <style:text-properties style:font-name="Calibri" style:font-name-complex="Calibri" fo:font-size="16pt" style:font-size-asian="16pt" style:font-size-complex="16pt"/>
    </style:style>
    <style:style style:name="P5" style:parent-style-name="Standard" style:list-style-name="LFO2" style:family="paragraph">
      <style:text-properties style:font-name="Calibri" style:font-name-complex="Calibri" fo:font-size="16pt" style:font-size-asian="16pt" style:font-size-complex="16pt"/>
    </style:style>
    <style:style style:name="P6" style:parent-style-name="Standard" style:list-style-name="LFO2" style:family="paragraph">
      <style:text-properties style:font-name="Calibri" style:font-name-complex="Calibri" fo:font-size="16pt" style:font-size-asian="16pt" style:font-size-complex="16pt"/>
    </style:style>
    <style:style style:name="P7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8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9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10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11" style:parent-style-name="Standard" style:family="paragraph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13" style:parent-style-name="Standard" style:list-style-name="LFO3" style:family="paragraph"/>
    <style:style style:name="T14" style:parent-style-name="StrongEmphasis" style:family="text">
      <style:text-properties style:font-name="Calibri" style:font-name-complex="Calibri" fo:font-weight="normal" style:font-weight-asian="normal" style:font-weight-complex="normal" fo:font-size="16pt" style:font-size-asian="16pt" style:font-size-complex="16pt"/>
    </style:style>
    <style:style style:name="T15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P16" style:parent-style-name="Standard" style:list-style-name="LFO3" style:family="paragraph">
      <style:text-properties style:font-name="Calibri" style:font-name-complex="Calibri" fo:font-size="16pt" style:font-size-asian="16pt" style:font-size-complex="16pt"/>
    </style:style>
    <style:style style:name="P17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18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19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0" style:parent-style-name="Standard" style:family="paragraph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22" style:parent-style-name="Standard" style:list-style-name="LFO4" style:family="paragraph">
      <style:text-properties style:font-name="Calibri" style:font-name-complex="Calibri" fo:font-size="16pt" style:font-size-asian="16pt" style:font-size-complex="16pt"/>
    </style:style>
    <style:style style:name="P23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4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5" style:parent-style-name="Standard" style:family="paragraph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27" style:parent-style-name="Standard" style:list-style-name="LFO5" style:family="paragraph">
      <style:text-properties style:font-name="Calibri" style:font-name-complex="Calibri" fo:font-size="16pt" style:font-size-asian="16pt" style:font-size-complex="16pt"/>
    </style:style>
    <style:style style:name="P28" style:parent-style-name="Standard" style:list-style-name="LFO5" style:family="paragraph">
      <style:text-properties style:font-name="Calibri" style:font-name-complex="Calibri" fo:font-size="16pt" style:font-size-asian="16pt" style:font-size-complex="16pt"/>
    </style:style>
    <style:style style:name="P29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0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1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T32" style:parent-style-name="DefaultParagraphFont" style:family="text">
      <style:text-properties style:font-name="Calibri" style:font-name-complex="Calibri" fo:font-size="16pt" style:font-size-asian="16pt" style:font-size-complex="16pt"/>
    </style:style>
  </office:automatic-styles>
  <office:body>
    <office:text text:use-soft-page-breaks="true">
      <text:p text:style-name="P1">Difference Between Python 2 version and Python 3 version</text:p>
      <text:p text:style-name="P2"/>
      <text:p text:style-name="P3">1.</text:p>
      <text:list text:style-name="LFO1" text:continue-numbering="true">
        <text:list-item>
          <text:p text:style-name="P4">In python 2 the division of two integer values outputs an integer value</text:p>
        </text:list-item>
      </text:list>
      <text:list text:style-name="LFO2" text:continue-numbering="true">
        <text:list-item>
          <text:p text:style-name="P5">In python 3 the division of two integer values<text:s/>outputs accurate value (along with decimals)</text:p>
        </text:list-item>
        <text:list-item>
          <text:p text:style-name="P6">Example :</text:p>
        </text:list-item>
      </text:list>
      <text:p text:style-name="P7"><text:tab/><text:tab/>Python 2 : 3/2 = 1</text:p>
      <text:p text:style-name="P8"><text:tab/><text:tab/>Python 3 : 3/2 = 1.5</text:p>
      <text:p text:style-name="P9"/>
      <text:p text:style-name="P10"/>
      <text:p text:style-name="P11">2.</text:p>
      <text:p text:style-name="P12"/>
      <text:list text:style-name="LFO3" text:continue-numbering="true">
        <text:list-item>
          <text:p text:style-name="P13"><text:span text:style-name="T14">print f</text:span><text:span text:style-name="T15">unction in Python 2 is replaced by print() function in Python 3, That is , to print in Python 3 an extra pair of parenthesis is required.</text:span></text:p>
        </text:list-item>
        <text:list-item>
          <text:p text:style-name="P16">Example :</text:p>
        </text:list-item>
      </text:list>
      <text:p text:style-name="P17"><text:s text:c="2"/><text:tab/>Python 3 doesn't support print 'Hello' , so it supports print('hello')</text:p>
      <text:p text:style-name="P18"><text:s/><text:tab/>Python 2 supports supports print 'Hello'</text:p>
      <text:p text:style-name="P19"/>
      <text:p text:style-name="P20">3.</text:p>
      <text:p text:style-name="P21"/>
      <text:list text:style-name="LFO4" text:continue-numbering="true">
        <text:list-item>
          <text:p text:style-name="P22">In Python 2, implicit str type is ASCII , in Python 3 implicit str type is Unicode \</text:p>
        </text:list-item>
      </text:list>
      <text:p text:style-name="P23"/>
      <text:p text:style-name="P24"/>
      <text:p text:style-name="P25">4.</text:p>
      <text:p text:style-name="P26"/>
      <text:list text:style-name="LFO5" text:continue-numbering="true">
        <text:list-item>
          <text:p text:style-name="P27">There is a small change in error<text:s/>handling in both versions. In python 3.x, ‘as’ keyword is required.</text:p>
        </text:list-item>
        <text:list-item>
          <text:p text:style-name="P28">Example :</text:p>
        </text:list-item>
      </text:list>
      <text:p text:style-name="P29"><text:s text:c="3"/><text:tab/>try:</text:p>
      <text:p text:style-name="P30"><text:tab/>trying_to_check_error</text:p>
      <text:p text:style-name="P31">except NameError as err: # 'as' is needed in Python 3.x</text:p>
      <text:p text:style-name="Standard"><text:span text:style-name="T32"><text:tab/>print (err, 'Error Caused'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Courier New" style:font-name-asian="Courier New"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havaz akula</meta:initial-creator>
    <dc:creator>Sai</dc:creator>
    <meta:creation-date>2019-06-04T11:47:00Z</meta:creation-date>
    <dc:date>2019-06-04T17:13:00Z</dc:date>
    <meta:template xlink:href="Normal.dotm" xlink:type="simple"/>
    <meta:editing-cycles>4</meta:editing-cycles>
    <meta:editing-duration>PT1140S</meta:editing-duration>
    <meta:document-statistic meta:page-count="1" meta:paragraph-count="1" meta:word-count="131" meta:character-count="880" meta:row-count="6" meta:non-whitespace-character-count="750"/>
  </office:meta>
</office:document-meta>
</file>